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2.279cm" style:use-optimal-column-width="false"/>
    </style:style>
    <style:style style:name="co2" style:family="table-column">
      <style:table-column-properties style:column-width="1.879cm" style:use-optimal-column-width="false"/>
    </style:style>
    <style:style style:name="co3" style:family="table-column">
      <style:table-column-properties style:column-width="2.991cm" style:use-optimal-column-width="false"/>
    </style:style>
    <style:style style:name="co4" style:family="table-column">
      <style:table-column-properties style:column-width="2.002cm" style:use-optimal-column-width="false"/>
    </style:style>
    <style:style style:name="co5" style:family="table-column">
      <style:table-column-properties style:column-width="2.62cm" style:use-optimal-column-width="false"/>
    </style:style>
    <style:style style:name="co6" style:family="table-column">
      <style:table-column-properties style:column-width="2.35cm" style:use-optimal-column-width="false"/>
    </style:style>
    <style:style style:name="co7" style:family="table-column">
      <style:table-column-properties style:column-width="1.581cm" style:use-optimal-column-width="false"/>
    </style:style>
    <style:style style:name="co8" style:family="table-column">
      <style:table-column-properties style:column-width="2.67cm" style:use-optimal-column-width="false"/>
    </style:style>
    <style:style style:name="co9" style:family="table-column">
      <style:table-column-properties style:column-width="1.707cm" style:use-optimal-column-width="false"/>
    </style:style>
    <style:style style:name="co10" style:family="table-column">
      <style:table-column-properties style:column-width="2.547cm" style:use-optimal-column-width="false"/>
    </style:style>
    <style:style style:name="co11" style:family="table-column">
      <style:table-column-properties style:column-width="2.497cm" style:use-optimal-column-width="false"/>
    </style:style>
    <style:style style:name="co12" style:family="table-column">
      <style:table-column-properties style:column-width="2.83cm" style:use-optimal-column-width="false"/>
    </style:style>
    <style:style style:name="ro1" style:family="table-row">
      <style:table-row-properties style:row-height="2.759cm"/>
    </style:style>
    <style:style style:name="ro2" style:family="table-row">
      <style:table-row-properties style:row-height="1.57cm"/>
    </style:style>
    <style:style style:name="ro3" style:family="table-row">
      <style:table-row-properties style:row-height="1.574cm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  <style:text-properties fo:font-size="20.6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7.952cm" svg:height="15.749cm" svg:x="0.047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1">
              <table:table-cell>
                <text:p text:style-name="P1">Α α</text:p>
              </table:table-cell>
              <table:table-cell>
                <text:p text:style-name="P1">Β β</text:p>
              </table:table-cell>
              <table:table-cell>
                <text:p text:style-name="P1">Γ γ</text:p>
              </table:table-cell>
              <table:table-cell>
                <text:p text:style-name="P1">Δ δ</text:p>
              </table:table-cell>
              <table:table-cell>
                <text:p text:style-name="P1">Ε ε</text:p>
              </table:table-cell>
              <table:table-cell>
                <text:p text:style-name="P1">Ζ ζ</text:p>
              </table:table-cell>
              <table:table-cell table:style-name="ce2">
                <text:p text:style-name="P1">Η η</text:p>
              </table:table-cell>
              <table:table-cell>
                <text:p text:style-name="P1">Θ θ</text:p>
              </table:table-cell>
              <table:table-cell>
                <text:p text:style-name="P1">Ι ι</text:p>
              </table:table-cell>
              <table:table-cell>
                <text:p text:style-name="P1">Κ κ</text:p>
              </table:table-cell>
              <table:table-cell>
                <text:p text:style-name="P1">Λ λ</text:p>
              </table:table-cell>
              <table:table-cell>
                <text:p text:style-name="P1">Μ μ</text:p>
              </table:table-cell>
            </table:table-row>
            <table:table-row table:style-name="ro1" table:default-cell-style-name="ce1">
              <table:table-cell>
                <text:p text:style-name="P1">Alpha</text:p>
              </table:table-cell>
              <table:table-cell>
                <text:p text:style-name="P1">Beta</text:p>
              </table:table-cell>
              <table:table-cell>
                <text:p text:style-name="P1">Gamma</text:p>
              </table:table-cell>
              <table:table-cell>
                <text:p text:style-name="P1">Delta</text:p>
              </table:table-cell>
              <table:table-cell>
                <text:p text:style-name="P1">Epsilon</text:p>
              </table:table-cell>
              <table:table-cell>
                <text:p text:style-name="P1">Zeta</text:p>
              </table:table-cell>
              <table:table-cell>
                <text:p text:style-name="P1">Eta</text:p>
              </table:table-cell>
              <table:table-cell>
                <text:p text:style-name="P1">Theta</text:p>
              </table:table-cell>
              <table:table-cell>
                <text:p text:style-name="P1">Iota</text:p>
              </table:table-cell>
              <table:table-cell>
                <text:p text:style-name="P1">Kappa</text:p>
              </table:table-cell>
              <table:table-cell>
                <text:p text:style-name="P1">Lamda</text:p>
              </table:table-cell>
              <table:table-cell>
                <text:p text:style-name="P1">Mu</text:p>
              </table:table-cell>
            </table:table-row>
            <table:table-row table:style-name="ro2" table:default-cell-style-name="ce1">
              <table:table-cell>
                <text:p text:style-name="P1">a</text:p>
              </table:table-cell>
              <table:table-cell>
                <text:p text:style-name="P1">v</text:p>
              </table:table-cell>
              <table:table-cell>
                <text:p text:style-name="P1">g</text:p>
              </table:table-cell>
              <table:table-cell>
                <text:p text:style-name="P1">d</text:p>
              </table:table-cell>
              <table:table-cell>
                <text:p text:style-name="P1">e</text:p>
              </table:table-cell>
              <table:table-cell>
                <text:p text:style-name="P1">z</text:p>
              </table:table-cell>
              <table:table-cell>
                <text:p text:style-name="P1">i</text:p>
              </table:table-cell>
              <table:table-cell>
                <text:p text:style-name="P1">th</text:p>
              </table:table-cell>
              <table:table-cell table:style-name="ce2">
                <text:p text:style-name="P1">[i]</text:p>
              </table:table-cell>
              <table:table-cell>
                <text:p text:style-name="P1">k</text:p>
              </table:table-cell>
              <table:table-cell>
                <text:p text:style-name="P1">l</text:p>
              </table:table-cell>
              <table:table-cell>
                <text:p text:style-name="P1">m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Ν ν</text:p>
              </table:table-cell>
              <table:table-cell>
                <text:p text:style-name="P1">Ξ ξ</text:p>
              </table:table-cell>
              <table:table-cell>
                <text:p text:style-name="P1">Ο ο</text:p>
              </table:table-cell>
              <table:table-cell>
                <text:p text:style-name="P1">Π π</text:p>
              </table:table-cell>
              <table:table-cell>
                <text:p text:style-name="P1">Ρ ρ</text:p>
              </table:table-cell>
              <table:table-cell>
                <text:p text:style-name="P1">Σ σ/ς</text:p>
              </table:table-cell>
              <table:table-cell>
                <text:p text:style-name="P1">Τ τ</text:p>
              </table:table-cell>
              <table:table-cell>
                <text:p text:style-name="P1">Υ υ</text:p>
              </table:table-cell>
              <table:table-cell>
                <text:p text:style-name="P1">Φ φ</text:p>
              </table:table-cell>
              <table:table-cell>
                <text:p text:style-name="P1">Χ χ</text:p>
              </table:table-cell>
              <table:table-cell>
                <text:p text:style-name="P1">Ψ ψ</text:p>
              </table:table-cell>
              <table:table-cell>
                <text:p text:style-name="P1">Ω ω</text:p>
              </table:table-cell>
            </table:table-row>
            <table:table-row table:style-name="ro1" table:default-cell-style-name="ce1">
              <table:table-cell>
                <text:p text:style-name="P1">Nu </text:p>
              </table:table-cell>
              <table:table-cell>
                <text:p text:style-name="P1">Xi</text:p>
              </table:table-cell>
              <table:table-cell>
                <text:p text:style-name="P1">Omicron</text:p>
              </table:table-cell>
              <table:table-cell>
                <text:p text:style-name="P1">Pi</text:p>
              </table:table-cell>
              <table:table-cell>
                <text:p text:style-name="P1">Rho</text:p>
              </table:table-cell>
              <table:table-cell>
                <text:p text:style-name="P1">Sigma</text:p>
              </table:table-cell>
              <table:table-cell>
                <text:p text:style-name="P1">Tau</text:p>
              </table:table-cell>
              <table:table-cell>
                <text:p text:style-name="P1">Upsilon</text:p>
              </table:table-cell>
              <table:table-cell>
                <text:p text:style-name="P1">Phi</text:p>
              </table:table-cell>
              <table:table-cell>
                <text:p text:style-name="P1">Chi</text:p>
              </table:table-cell>
              <table:table-cell>
                <text:p text:style-name="P1">Psi</text:p>
              </table:table-cell>
              <table:table-cell>
                <text:p text:style-name="P1">Omega</text:p>
              </table:table-cell>
            </table:table-row>
            <table:table-row table:style-name="ro3" table:default-cell-style-name="ce1">
              <table:table-cell>
                <text:p text:style-name="P1">n</text:p>
              </table:table-cell>
              <table:table-cell>
                <text:p text:style-name="P1">ks</text:p>
              </table:table-cell>
              <table:table-cell>
                <text:p text:style-name="P1">o</text:p>
              </table:table-cell>
              <table:table-cell>
                <text:p text:style-name="P1">p</text:p>
              </table:table-cell>
              <table:table-cell>
                <text:p text:style-name="P1">r</text:p>
              </table:table-cell>
              <table:table-cell>
                <text:p text:style-name="P1">s</text:p>
              </table:table-cell>
              <table:table-cell>
                <text:p text:style-name="P1">t</text:p>
              </table:table-cell>
              <table:table-cell table:style-name="ce2">
                <text:p text:style-name="P1">[y]</text:p>
              </table:table-cell>
              <table:table-cell>
                <text:p text:style-name="P1">f</text:p>
              </table:table-cell>
              <table:table-cell>
                <text:p text:style-name="P1">kh</text:p>
              </table:table-cell>
              <table:table-cell>
                <text:p text:style-name="P1">ps</text:p>
              </table:table-cell>
              <table:table-cell table:style-name="ce2">
                <text:p text:style-name="P1">[o]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7T18:43:37.331000000</meta:creation-date>
    <dc:date>2019-03-22T14:23:52.184811934</dc:date>
    <meta:editing-duration>PT16M16S</meta:editing-duration>
    <meta:editing-cycles>10</meta:editing-cycles>
    <meta:generator>LibreOffice/6.2.1.2$Linux_X86_64 LibreOffice_project/20$Build-2</meta:generator>
    <meta:document-statistic meta:object-count="1"/>
  </office:meta>
</office:document-meta>
</file>